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Helvetica" svg:font-family="Helvetica"/>
    <style:font-face style:name="Menlo" svg:font-family="Menlo, Monaco, 'Courier New',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text-properties officeooo:paragraph-rsid="001ddf7f"/>
    </style:style>
    <style:style style:name="P2" style:family="paragraph" style:parent-style-name="Preformatted_20_Text">
      <style:text-properties officeooo:paragraph-rsid="001e498b"/>
    </style:style>
    <style:style style:name="P3" style:family="paragraph" style:parent-style-name="Preformatted_20_Text">
      <style:text-properties officeooo:rsid="001f3287" officeooo:paragraph-rsid="001f3287"/>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paragraph-properties fo:margin-top="0cm" fo:margin-bottom="0.499cm" style:contextual-spacing="false"/>
      <style:text-properties officeooo:paragraph-rsid="00207972"/>
    </style:style>
    <style:style style:name="P6" style:family="paragraph" style:parent-style-name="Standard">
      <style:text-properties officeooo:rsid="00147bdf" officeooo:paragraph-rsid="00147bdf"/>
    </style:style>
    <style:style style:name="P7" style:family="paragraph" style:parent-style-name="Standard">
      <style:text-properties officeooo:rsid="0016a072" officeooo:paragraph-rsid="0016a072"/>
    </style:style>
    <style:style style:name="P8" style:family="paragraph" style:parent-style-name="Standard">
      <style:text-properties officeooo:paragraph-rsid="0016db3a"/>
    </style:style>
    <style:style style:name="P9" style:family="paragraph" style:parent-style-name="Standard">
      <style:text-properties officeooo:rsid="0016db3a" officeooo:paragraph-rsid="0016db3a"/>
    </style:style>
    <style:style style:name="P10" style:family="paragraph" style:parent-style-name="Standard">
      <style:text-properties officeooo:rsid="0016db3a" officeooo:paragraph-rsid="001849b7"/>
    </style:style>
    <style:style style:name="P11" style:family="paragraph" style:parent-style-name="Standard">
      <style:text-properties officeooo:rsid="0016db3a" officeooo:paragraph-rsid="0019b82a"/>
    </style:style>
    <style:style style:name="P12" style:family="paragraph" style:parent-style-name="Standard">
      <style:text-properties officeooo:rsid="0019b82a" officeooo:paragraph-rsid="0019b82a"/>
    </style:style>
    <style:style style:name="P13" style:family="paragraph" style:parent-style-name="Standard">
      <style:text-properties officeooo:paragraph-rsid="0019b82a"/>
    </style:style>
    <style:style style:name="P14" style:family="paragraph" style:parent-style-name="Standard">
      <style:text-properties officeooo:rsid="001c0466" officeooo:paragraph-rsid="001c0466"/>
    </style:style>
    <style:style style:name="P15" style:family="paragraph" style:parent-style-name="Standard">
      <style:text-properties officeooo:paragraph-rsid="001c0466"/>
    </style:style>
    <style:style style:name="P16" style:family="paragraph" style:parent-style-name="Standard">
      <style:text-properties officeooo:paragraph-rsid="001e498b"/>
    </style:style>
    <style:style style:name="P17" style:family="paragraph" style:parent-style-name="Standard">
      <style:text-properties officeooo:paragraph-rsid="002262da"/>
    </style:style>
    <style:style style:name="P18" style:family="paragraph" style:parent-style-name="Standard">
      <style:text-properties fo:font-weight="normal" officeooo:rsid="0027ae41" officeooo:paragraph-rsid="0027ae41" style:font-weight-asian="normal" style:font-weight-complex="normal"/>
    </style:style>
    <style:style style:name="P19" style:family="paragraph" style:parent-style-name="Standard">
      <style:text-properties officeooo:paragraph-rsid="002a4906"/>
    </style:style>
    <style:style style:name="P20" style:family="paragraph" style:parent-style-name="Text_20_body">
      <style:text-properties officeooo:paragraph-rsid="0016a072"/>
    </style:style>
    <style:style style:name="P21" style:family="paragraph" style:parent-style-name="Text_20_body">
      <style:text-properties officeooo:rsid="001b8a4b" officeooo:paragraph-rsid="001b8a4b"/>
    </style:style>
    <style:style style:name="P22" style:family="paragraph" style:parent-style-name="Text_20_body">
      <style:text-properties officeooo:rsid="001e498b" officeooo:paragraph-rsid="001e498b"/>
    </style:style>
    <style:style style:name="P23" style:family="paragraph" style:parent-style-name="Text_20_body">
      <style:text-properties officeooo:rsid="001f3287" officeooo:paragraph-rsid="001f3287"/>
    </style:style>
    <style:style style:name="P24" style:family="paragraph" style:parent-style-name="Text_20_body">
      <style:text-properties officeooo:paragraph-rsid="00203e4e"/>
    </style:style>
    <style:style style:name="P25" style:family="paragraph" style:parent-style-name="Text_20_body">
      <style:text-properties officeooo:rsid="00207972" officeooo:paragraph-rsid="00207972"/>
    </style:style>
    <style:style style:name="P26" style:family="paragraph" style:parent-style-name="Text_20_body">
      <style:text-properties officeooo:rsid="00207972" officeooo:paragraph-rsid="00223062"/>
    </style:style>
    <style:style style:name="P27" style:family="paragraph" style:parent-style-name="Text_20_body">
      <style:text-properties officeooo:paragraph-rsid="00223062"/>
    </style:style>
    <style:style style:name="P28" style:family="paragraph" style:parent-style-name="Text_20_body">
      <style:text-properties officeooo:rsid="0016a072" officeooo:paragraph-rsid="0016a072"/>
    </style:style>
    <style:style style:name="P29" style:family="paragraph" style:parent-style-name="Text_20_body">
      <style:text-properties officeooo:rsid="00203e4e" officeooo:paragraph-rsid="00203e4e"/>
    </style:style>
    <style:style style:name="P30" style:family="paragraph" style:parent-style-name="Title">
      <style:text-properties officeooo:paragraph-rsid="0016a072"/>
    </style:style>
    <style:style style:name="P31" style:family="paragraph" style:parent-style-name="Heading_20_2">
      <style:text-properties style:font-name="Liberation Sans" fo:font-size="16.1000003814697pt" fo:font-weight="bold" officeooo:rsid="00147bdf" officeooo:paragraph-rsid="00147bdf" style:font-name-asian="PingFang SC" style:font-size-asian="16.1000003814697pt" style:font-weight-asian="bold" style:font-name-complex="Arial Unicode MS" style:font-size-complex="16.1000003814697pt" style:font-weight-complex="bold"/>
    </style:style>
    <style:style style:name="P32" style:family="paragraph" style:parent-style-name="Heading_20_2">
      <style:text-properties officeooo:rsid="002bfb7a" officeooo:paragraph-rsid="002bfb7a"/>
    </style:style>
    <style:style style:name="P33" style:family="paragraph" style:parent-style-name="Heading_20_3">
      <style:text-properties style:font-name="Liberation Sans" fo:font-size="14.1000003814697pt" fo:font-weight="bold" officeooo:rsid="0027ae41" officeooo:paragraph-rsid="0027ae41" style:font-name-asian="PingFang SC" style:font-size-asian="14.1000003814697pt" style:font-weight-asian="bold" style:font-name-complex="Arial Unicode MS" style:font-size-complex="14.1000003814697pt" style:font-weight-complex="bold"/>
    </style:style>
    <style:style style:name="P34" style:family="paragraph" style:parent-style-name="Preformatted_20_Text">
      <style:text-properties officeooo:paragraph-rsid="002ef491"/>
    </style:style>
    <style:style style:name="P35" style:family="paragraph" style:parent-style-name="Preformatted_20_Text">
      <style:text-properties officeooo:paragraph-rsid="00307aa2"/>
    </style:style>
    <style:style style:name="P36" style:family="paragraph" style:parent-style-name="Standard" style:list-style-name="L2"/>
    <style:style style:name="P37" style:family="paragraph" style:parent-style-name="Standard" style:list-style-name="L2">
      <style:text-properties officeooo:paragraph-rsid="00161fea"/>
    </style:style>
    <style:style style:name="P38" style:family="paragraph" style:parent-style-name="Standard" style:list-style-name="L2">
      <style:text-properties officeooo:rsid="00147bdf" officeooo:paragraph-rsid="00147bdf"/>
    </style:style>
    <style:style style:name="P39" style:family="paragraph" style:parent-style-name="Standard" style:list-style-name="L2">
      <style:text-properties officeooo:rsid="00161fea" officeooo:paragraph-rsid="00161fea"/>
    </style:style>
    <style:style style:name="P40" style:family="paragraph" style:parent-style-name="Standard">
      <style:text-properties officeooo:paragraph-rsid="0028c6c0"/>
    </style:style>
    <style:style style:name="P41" style:family="paragraph" style:parent-style-name="Standard">
      <style:text-properties officeooo:paragraph-rsid="002d2bc2"/>
    </style:style>
    <style:style style:name="P42" style:family="paragraph" style:parent-style-name="Standard">
      <style:text-properties officeooo:paragraph-rsid="002ef491"/>
    </style:style>
    <style:style style:name="P43" style:family="paragraph" style:parent-style-name="Text_20_body" style:list-style-name="L1">
      <style:text-properties officeooo:paragraph-rsid="0016a072"/>
    </style:style>
    <style:style style:name="P44" style:family="paragraph" style:parent-style-name="Text_20_body">
      <style:text-properties officeooo:paragraph-rsid="002bfb7a"/>
    </style:style>
    <style:style style:name="P45" style:family="paragraph" style:parent-style-name="Text_20_body">
      <style:text-properties officeooo:rsid="002bfb7a" officeooo:paragraph-rsid="002bfb7a"/>
    </style:style>
    <style:style style:name="P46" style:family="paragraph" style:parent-style-name="Text_20_body">
      <style:text-properties officeooo:rsid="00207972" officeooo:paragraph-rsid="00223062"/>
    </style:style>
    <style:style style:name="P47" style:family="paragraph" style:parent-style-name="Text_20_body">
      <style:text-properties officeooo:paragraph-rsid="002f93e4"/>
    </style:style>
    <style:style style:name="P48" style:family="paragraph" style:parent-style-name="Text_20_body" style:list-style-name="L1">
      <style:paragraph-properties fo:margin-top="0cm" fo:margin-bottom="0cm" style:contextual-spacing="false"/>
      <style:text-properties officeooo:paragraph-rsid="0016a072"/>
    </style:style>
    <style:style style:name="T1" style:family="text">
      <style:text-properties officeooo:rsid="00161fea"/>
    </style:style>
    <style:style style:name="T2" style:family="text">
      <style:text-properties officeooo:rsid="0016a072"/>
    </style:style>
    <style:style style:name="T3" style:family="text">
      <style:text-properties officeooo:rsid="0016db3a"/>
    </style:style>
    <style:style style:name="T4" style:family="text">
      <style:text-properties officeooo:rsid="001849b7"/>
    </style:style>
    <style:style style:name="T5" style:family="text">
      <style:text-properties officeooo:rsid="0019b82a"/>
    </style:style>
    <style:style style:name="T6" style:family="text">
      <style:text-properties style:font-name="Liberation Mono" fo:font-size="10pt" officeooo:rsid="0019b82a" style:font-name-asian="Liberation Mono" style:font-size-asian="10pt" style:font-name-complex="Liberation Mono" style:font-size-complex="10pt"/>
    </style:style>
    <style:style style:name="T7" style:family="text">
      <style:text-properties style:font-name="Liberation Mono" fo:font-size="10pt" officeooo:rsid="001ddf7f" style:font-name-asian="Liberation Mono" style:font-size-asian="10pt" style:font-name-complex="Liberation Mono" style:font-size-complex="10pt"/>
    </style:style>
    <style:style style:name="T8" style:family="text">
      <style:text-properties style:font-name="Liberation Mono" fo:font-size="10pt" officeooo:rsid="001e498b" style:font-name-asian="Liberation Mono" style:font-size-asian="10pt" style:font-name-complex="Liberation Mono" style:font-size-complex="10pt"/>
    </style:style>
    <style:style style:name="T9" style:family="text">
      <style:text-properties style:font-name="Liberation Mono" fo:font-size="10pt" officeooo:rsid="002d2bc2" style:font-name-asian="Liberation Mono" style:font-size-asian="10pt" style:font-name-complex="Liberation Mono" style:font-size-complex="10pt"/>
    </style:style>
    <style:style style:name="T10" style:family="text">
      <style:text-properties style:font-name="Liberation Mono" fo:font-size="10pt" officeooo:rsid="002ef491" style:font-name-asian="Liberation Mono" style:font-size-asian="10pt" style:font-name-complex="Liberation Mono" style:font-size-complex="10pt"/>
    </style:style>
    <style:style style:name="T11" style:family="text">
      <style:text-properties officeooo:rsid="001c0466"/>
    </style:style>
    <style:style style:name="T12" style:family="text">
      <style:text-properties officeooo:rsid="001ddf7f"/>
    </style:style>
    <style:style style:name="T13" style:family="text">
      <style:text-properties fo:font-weight="bold" style:font-weight-asian="bold" style:font-weight-complex="bold"/>
    </style:style>
    <style:style style:name="T14" style:family="text">
      <style:text-properties fo:font-weight="bold" officeooo:rsid="001ddf7f" style:font-weight-asian="bold" style:font-weight-complex="bold"/>
    </style:style>
    <style:style style:name="T15" style:family="text">
      <style:text-properties fo:font-weight="bold" officeooo:rsid="0019b82a" style:font-weight-asian="bold" style:font-weight-complex="bold"/>
    </style:style>
    <style:style style:name="T16" style:family="text">
      <style:text-properties fo:font-weight="bold" officeooo:rsid="0027ae41" style:font-weight-asian="bold" style:font-weight-complex="bold"/>
    </style:style>
    <style:style style:name="T17" style:family="text">
      <style:text-properties officeooo:rsid="001e498b"/>
    </style:style>
    <style:style style:name="T18" style:family="text">
      <style:text-properties officeooo:rsid="001f3287"/>
    </style:style>
    <style:style style:name="T19" style:family="text">
      <style:text-properties officeooo:rsid="00203e4e"/>
    </style:style>
    <style:style style:name="T20" style:family="text">
      <style:text-properties officeooo:rsid="00207972"/>
    </style:style>
    <style:style style:name="T21" style:family="text">
      <style:text-properties officeooo:rsid="00223062"/>
    </style:style>
    <style:style style:name="T22" style:family="text">
      <style:text-properties officeooo:rsid="002262da"/>
    </style:style>
    <style:style style:name="T23" style:family="text">
      <style:text-properties officeooo:rsid="0023f825"/>
    </style:style>
    <style:style style:name="T24" style:family="text">
      <style:text-properties officeooo:rsid="0025b9ab"/>
    </style:style>
    <style:style style:name="T25" style:family="text">
      <style:text-properties officeooo:rsid="0027ae41"/>
    </style:style>
    <style:style style:name="T26" style:family="text">
      <style:text-properties style:font-name="Liberation Sans" fo:font-size="14pt" officeooo:rsid="0027ae41" style:font-name-asian="PingFang SC" style:font-size-asian="14pt" style:font-name-complex="Arial Unicode MS" style:font-size-complex="14pt"/>
    </style:style>
    <style:style style:name="T27" style:family="text">
      <style:text-properties fo:font-weight="normal" officeooo:rsid="0019b82a" style:font-weight-asian="normal" style:font-weight-complex="normal"/>
    </style:style>
    <style:style style:name="T28" style:family="text">
      <style:text-properties fo:font-weight="normal" officeooo:rsid="0027ae41" style:font-weight-asian="normal" style:font-weight-complex="normal"/>
    </style:style>
    <style:style style:name="T29" style:family="text">
      <style:text-properties officeooo:rsid="0028c6c0"/>
    </style:style>
    <style:style style:name="T30" style:family="text">
      <style:text-properties officeooo:rsid="002a4906"/>
    </style:style>
    <style:style style:name="T31" style:family="text">
      <style:text-properties officeooo:rsid="002a8e53"/>
    </style:style>
    <style:style style:name="T32" style:family="text">
      <style:text-properties officeooo:rsid="002bfb7a"/>
    </style:style>
    <style:style style:name="T33" style:family="text">
      <style:text-properties officeooo:rsid="002d2bc2"/>
    </style:style>
    <style:style style:name="T34" style:family="text">
      <style:text-properties officeooo:rsid="002ef491"/>
    </style:style>
    <style:style style:name="T35" style:family="text">
      <style:text-properties officeooo:rsid="002f93e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he Aging Apprentice </text:p>
      <text:p text:style-name="Subtitle">Coding Standards <text:span text:style-name="T3">And Best Practices</text:span></text:p>
      <text:p text:style-name="P6"/>
      <text:p text:style-name="P7"/>
      <text:p text:style-name="Text_20_body">This document <text:span text:style-name="T2">details all of the software development standards and best practices followed in writing code for The Aging Apprentice projects.</text:span></text:p>
      <text:h text:style-name="Heading_20_1" text:outline-level="1"><text:span text:style-name="T2">Release </text:span>Versioning </text:h>
      <text:p text:style-name="P20"><text:span text:style-name="T1">We use Semantic Versioning 2.0.0 </text:span><text:span text:style-name="T2">for numbering our releases. The format is as follows:</text:span></text:p>
      <text:p text:style-name="P20">MAJOR.MINOR.PATCH, increment the:</text:p>
      <text:list xml:id="list2970392519" text:style-name="L1">
        <text:list-item>
          <text:p text:style-name="P48">MAJOR version when you make incompatible API changes, </text:p>
        </text:list-item>
        <text:list-item>
          <text:p text:style-name="P48">MINOR version when you add functionality in a backwards compatible manner, and </text:p>
        </text:list-item>
        <text:list-item>
          <text:p text:style-name="P43">PATCH version when you make backwards compatible bug fixes. </text:p>
        </text:list-item>
      </text:list>
      <text:h text:style-name="Heading_20_1" text:outline-level="1">Arduino/C++</text:h>
      <text:p text:style-name="P20"><text:span text:style-name="T2">This section details the standards </text:span><text:span text:style-name="T3">used for our embedded applications written using the Arduino framework. </text:span></text:p>
      <text:h text:style-name="P31" text:outline-level="2">Introduction</text:h>
      <text:p text:style-name="P28">As part of our goal of following broadly accepted industry standards and best practices we have specific coding standards that we adhere to. These standards are based upon primary sources noted here. </text:p>
      <text:list xml:id="list2555579689" text:style-name="L2">
        <text:list-item>
          <text:p text:style-name="P38"><text:a xlink:type="simple" xlink:href="http://www.edparrish.net/common/cppdoc.html" text:style-name="Internet_20_link" text:visited-style-name="Visited_20_Internet_20_Link">http://www.edparrish.net/common/cppdoc.html</text:a></text:p>
        </text:list-item>
        <text:list-item>
          <text:p text:style-name="P36"><text:a xlink:type="simple" xlink:href="https://hackaday.com/2017/05/05/using-modern-c-techniques-with-arduino/" text:style-name="Internet_20_link" text:visited-style-name="Visited_20_Internet_20_Link">https://hackaday.com/2017/05/05/using-modern-c-techniques-with-arduino/</text:a></text:p>
        </text:list-item>
        <text:list-item>
          <text:p text:style-name="P37"><text:a xlink:type="simple" xlink:href="https://semver.org/" text:style-name="Internet_20_link" text:visited-style-name="Visited_20_Internet_20_Link"><text:span text:style-name="T1">https://semver.org/</text:span></text:a></text:p>
        </text:list-item>
        <text:list-item>
          <text:p text:style-name="P39"><text:a xlink:type="simple" xlink:href="https://en.wikipedia.org/wiki/Camel_case" text:style-name="Internet_20_link" text:visited-style-name="Visited_20_Internet_20_Link">https://en.wikipedia.org/wiki/Camel_case</text:a></text:p>
        </text:list-item>
        <text:list-item>
          <text:p text:style-name="P39"><text:a xlink:type="simple" xlink:href="https://www.arduino.cc/reference/en/language/variables/variable-scope-qualifiers/const/" text:style-name="Internet_20_link" text:visited-style-name="Visited_20_Internet_20_Link">https://www.arduino.cc/reference/en/language/variables/variable-scope-qualifiers/const/</text:a></text:p>
        </text:list-item>
        <text:list-item>
          <text:p text:style-name="P39"><text:a xlink:type="simple" xlink:href="https://www.doxygen.nl/index.html" text:style-name="Internet_20_link" text:visited-style-name="Visited_20_Internet_20_Link">https://www.doxygen.nl/index.html</text:a></text:p>
          <text:p text:style-name="P37"/>
        </text:list-item>
      </text:list>
      <text:h text:style-name="Heading_20_2" text:outline-level="2">Naming Conventions</text:h>
      <text:p text:style-name="P8">Choose names that suggest their purpose. Good names help you understand the problem you are solving. <text:span text:style-name="T3">Wherever possible use the </text:span><text:span text:style-name="T1">camelCase </text:span><text:span text:style-name="T3">convention for names of things.</text:span></text:p>
      <text:p text:style-name="P8"/>
      <text:h text:style-name="Heading_20_3" text:outline-level="3"><text:soft-page-break/>Variable names</text:h>
      <text:p text:style-name="P9">Start with a lower-case letter and use uppercase letters as separators (camelCase). If a variable is privately scoped inside of a class then start it with an underscore (<text:span text:style-name="Source_20_Text">'_'</text:span>). </text:p>
      <text:p text:style-name="P9"/>
      <text:p text:style-name="Preformatted_20_Text"><text:span text:style-name="Source_20_Text">int myVar; // Variable not privately scoped </text:span><text:span text:style-name="Source_20_Text"><text:span text:style-name="T4">using camelCase</text:span></text:span></text:p>
      <text:p text:style-name="Preformatted_20_Text"><text:span text:style-name="Source_20_Text">int _myVar; // </text:span><text:span text:style-name="Source_20_Text"><text:span text:style-name="T6">Variable p</text:span></text:span><text:span text:style-name="Source_20_Text">rivately scop</text:span><text:span text:style-name="Source_20_Text"><text:span text:style-name="T4">ed using camelCase</text:span></text:span></text:p>
      <text:p text:style-name="P10"/>
      <text:h text:style-name="P33" text:outline-level="3">Constants</text:h>
      <text:p text:style-name="P18">There are three options when it comes to defining constants in the Arduino framework.</text:p>
      <text:p text:style-name="Heading"><text:span text:style-name="T29">Anonymous </text:span>Name<text:span text:style-name="T26">s</text:span>pace<text:span text:style-name="T25">s</text:span></text:p>
      <text:p text:style-name="P17"><text:span text:style-name="T25">While C++ does allow for the use of </text:span><text:span text:style-name="T29">Anonymous N</text:span><text:span text:style-name="T25">amespaces, many Arduino libraries do not. For this reason, even though modern C++ best practice suggests defining constants using </text:span><text:span text:style-name="T29">Anonymous </text:span><text:span text:style-name="T25">Namespaces rather than </text:span><text:span text:style-name="T16">const</text:span><text:span text:style-name="T5"> </text:span><text:span text:style-name="T22">or</text:span><text:span text:style-name="T5"> </text:span><text:span text:style-name="T15">#define</text:span><text:span text:style-name="T27"> </text:span><text:span text:style-name="T28">we will not be doing this.</text:span></text:p>
      <text:p text:style-name="Heading">Const </text:p>
      <text:p text:style-name="P42"><text:span text:style-name="T25">This is the </text:span><text:span text:style-name="T29">instruction</text:span><text:span text:style-name="T25"> that we use </text:span><text:span text:style-name="T29">to</text:span><text:span text:style-name="T25"> declare constants. We do not use #define with one notable exception </text:span><text:span text:style-name="T31">(see next section for details)</text:span><text:span text:style-name="T25">. <text:s/></text:span><text:span text:style-name="T29">The format we use is as follows. </text:span><text:span text:style-name="T3">Start with a lower-case letter and use uppercase letters as separators (camelCase). If a function is privately scoped inside of a class then start it with an underscore (</text:span><text:span text:style-name="Source_20_Text"><text:span text:style-name="T3">'_'</text:span></text:span><text:span text:style-name="T3">).</text:span><text:span text:style-name="T25"> </text:span><text:span text:style-name="T24"><text:s/></text:span></text:p>
      <text:p text:style-name="P40"/>
      <text:p text:style-name="Preformatted_20_Text">const int8_t <text:span text:style-name="T10">myVarPublic // Address pointed to cannot change</text:span></text:p>
      <text:p text:style-name="P34">const char* _<text:span text:style-name="T10">myVarPrivate</text:span> // <text:span text:style-name="T10">Address pointed to cannot change</text:span></text:p>
      <text:p text:style-name="Heading">#Define</text:p>
      <text:p text:style-name="P19"><text:span text:style-name="T29">We only use #define a pre-compiler macro. <text:s/>It is used in conjunction with #ifndef in order to ensure that code blocks are not concatenated multiple times during linking operations. The format we use is as follows. </text:span><text:span text:style-name="T3">Start with a lower-case letter and use uppercase letters as separators (camelCase). </text:span><text:span text:style-name="T29">Make the variable name the same as the file name that the code block resides in. If the code block is in an include file (ending with .h) then </text:span><text:span text:style-name="T30">add</text:span><text:span text:style-name="T29"> the suffix </text:span><text:span text:style-name="T3">underscore </text:span><text:span text:style-name="T30">h </text:span><text:span text:style-name="T3">(</text:span><text:span text:style-name="Source_20_Text"><text:span text:style-name="T3">'_</text:span></text:span><text:span text:style-name="Source_20_Text"><text:span text:style-name="T30">h</text:span></text:span><text:span text:style-name="Source_20_Text"><text:span text:style-name="T3">'</text:span></text:span><text:span text:style-name="T3">).</text:span></text:p>
      <text:p text:style-name="P40"/>
      <text:p text:style-name="Preformatted_20_Text">#ifndef <text:span text:style-name="T33">myClass</text:span>_h // Start of precompiler <text:span text:style-name="T33">code block. </text:span><text:span text:style-name="T9">A</text:span>void duplicate inclu<text:span text:style-name="T9">de</text:span>.</text:p>
      <text:p text:style-name="P35">#define <text:span text:style-name="T33">myClass</text:span>_h // Precompiler macro used for precompiler check.</text:p>
      <text:p text:style-name="Preformatted_20_Text">#endif // End of precompiler conditional code block.</text:p>
      <text:p text:style-name="P41"/>
      <text:h text:style-name="Heading_20_3" text:outline-level="3">Function Names</text:h>
      <text:p text:style-name="P8"><text:span text:style-name="T3">Start with a lower-case letter and use uppercase letters as separators (camelCase). If a function is privately scoped inside of a class then start it with an underscore (</text:span><text:span text:style-name="Source_20_Text"><text:span text:style-name="T3">'_'</text:span></text:span><text:span text:style-name="T3">).</text:span></text:p>
      <text:p text:style-name="Standard"/>
      <text:p text:style-name="Preformatted_20_Text">void myFunction() {} // Function not privately scoped using camelCase</text:p>
      <text:p text:style-name="Preformatted_20_Text">void _myFunction() {} // Function privately scoped using camelCase</text:p>
      <text:p text:style-name="Preformatted_20_Text"/>
      <text:h text:style-name="Heading_20_3" text:outline-level="3">Class Names</text:h>
      <text:p text:style-name="P11">Start with a lower-case letter and use uppercase letters as separators (camelCase).</text:p>
      <text:p text:style-name="P12"/>
      <text:p text:style-name="Preformatted_20_Text"><text:soft-page-break/>class myClass() {}; // This is how we name our classes</text:p>
      <text:p text:style-name="P13"/>
      <text:h text:style-name="Heading_20_2" text:outline-level="2">Comments</text:h>
      <text:p text:style-name="P21">Comments are explanatory notes for the humans reading a program. With good name choices, comments can be minimal in a program. The only required comments are block comments at the beginning of each file and before each function declaration.</text:p>
      <text:p text:style-name="Text_20_body">Block comments are a region of code (the "block") used to describe another region of code such as files and functions. In this course you must write block comments for the entire files and for each function. See the following sections for descriptions of file and function block comments.</text:p>
      <text:p text:style-name="Text_20_body">One other time to add comments, other than block comments, is when your code is unusual or obscure. When something is important and not obvious, it merits a comment.</text:p>
      <text:h text:style-name="Heading_20_3" text:outline-level="3">File Comment Block</text:h>
      <text:p text:style-name="P14">Every <text:span text:style-name="T13">source file</text:span> must have a comment block at the top containing file name, original author, purpose of the file, copyright text and edit history text. <text:span text:style-name="T14">Header files</text:span><text:span text:style-name="T12"> do not get file comment blocks if they are associated with a source file but do get a comment block if they are not associated with a source file. </text:span>For example:</text:p>
      <text:p text:style-name="P14"/>
      <text:p text:style-name="Preformatted_20_Text">/*******************************************************************************</text:p>
      <text:p text:style-name="Preformatted_20_Text"><text:s/>* @file <text:span text:style-name="T7">example.cpp</text:span></text:p>
      <text:p text:style-name="Preformatted_20_Text"><text:s/>* @author theAgingApprentice</text:p>
      <text:p text:style-name="Preformatted_20_Text"><text:s/>* @brief <text:span text:style-name="T7">Example file comment block</text:span>. </text:p>
      <text:p text:style-name="Preformatted_20_Text"><text:s/>* @details <text:span text:style-name="T7">Shows how to set up a code block for one of our projects</text:span>.</text:p>
      <text:p text:style-name="Preformatted_20_Text"><text:s/>* @copyright Copyright (c) 2021 the Aging Apprentice</text:p>
      <text:p text:style-name="P1"><text:s/>* Permission is hereby granted, free of charge, to any person obtaining a copy of</text:p>
      <text:p text:style-name="P1"><text:s/>* this software and associated documentation files (the "Software"), to deal in</text:p>
      <text:p text:style-name="P1"><text:s/>* the Software without restriction, including without limitation the rights to</text:p>
      <text:p text:style-name="P1"><text:s/>* use, copy, modify, merge, publish, distribute, sublicense, and/or sell copies of</text:p>
      <text:p text:style-name="P1"><text:s/>* the Software, and to permit persons to whom the Software is furnished to do so,</text:p>
      <text:p text:style-name="P1"><text:s/>* subject to the following conditions:</text:p>
      <text:p text:style-name="P1"><text:s/>* The above copyright notice and this permission notice shall be included in all</text:p>
      <text:p text:style-name="P1"><text:s/>* copies or substantial portions of the Software. THE SOFTWARE IS PROVIDED "AS</text:p>
      <text:p text:style-name="P1"><text:s/>* IS", WITHOUT WARRANTY OF ANY KIND, EXPRESS OR IMPLIED, INCLUDING BUT NOT LIMITED</text:p>
      <text:p text:style-name="P1"><text:s/>* TO THE WARRANTIES OF </text:p>
      <text:p text:style-name="P1"><text:s/>* MERCHANTABILITY, FITNESS FOR A PARTICULAR PURPOSE AND NON INFRINGEMENT. IN NO</text:p>
      <text:p text:style-name="P1"><text:s/>* EVENT SHALL THE AUTHORS OR COPYRIGHT HOLDERS BE LIABLE FOR ANY CLAIM, DAMAGES OR</text:p>
      <text:p text:style-name="P1"><text:s/>* OTHER LIABILITY, WHETHER IN AN ACTION OF CONTRACT, TORT OR OTHERWISE, ARISING</text:p>
      <text:p text:style-name="P1"><text:s/>* FROM, OUT OF OR IN CONNECTION WITH THE SOFTWARE OR THE USE OR OTHER DEALINGS IN</text:p>
      <text:p text:style-name="P1"><text:s/>* THE SOFTWARE.</text:p>
      <text:p text:style-name="Preformatted_20_Text"><text:s/>* </text:p>
      <text:p text:style-name="Preformatted_20_Text"><text:s/>* YYYY-MM-DD Dev <text:s text:c="7"/>Description</text:p>
      <text:p text:style-name="Preformatted_20_Text"><text:s/>* ---------- ---------- ----------------------------------------------------------</text:p>
      <text:p text:style-name="Preformatted_20_Text"><text:s/>* 2021-03-18 <text:span text:style-name="T7">Dev’s name</text:span> <text:span text:style-name="T7">What was added or changed</text:span></text:p>
      <text:p text:style-name="Preformatted_20_Text"><text:s/>*********************************************************************************/</text:p>
      <text:p text:style-name="P14"><text:s text:c="2"/><text:span text:style-name="T17">#include &lt;Arduino.h&gt;</text:span></text:p>
      <text:p text:style-name="P14"/>
      <text:h text:style-name="Heading_20_3" text:outline-level="3">Function Comment Block</text:h>
      <text:p text:style-name="P14">Always add a comment block before each the function prototype (declaration). For example:</text:p>
      <text:p text:style-name="P14"><text:soft-page-break/></text:p>
      <text:p text:style-name="P14">/** </text:p>
      <text:p text:style-name="P15"><text:span text:style-name="T11"><text:s/>* @brief </text:span><text:span text:style-name="T17">This is how we do function comment blocks</text:span></text:p>
      <text:p text:style-name="P15"><text:span text:style-name="T11"><text:s/>* @param </text:span><text:span text:style-name="T17">int8_t var1 Example parameter</text:span></text:p>
      <text:p text:style-name="P15"><text:span text:style-name="T11"><text:s/>* @return </text:span><text:span text:style-name="T17">int8_t result of function </text:span><text:span text:style-name="T11"><text:s/>========================================================================*/</text:span></text:p>
      <text:p text:style-name="P2"><text:span text:style-name="T8">int8_t</text:span><text:span text:style-name="T11"> myFunction(</text:span><text:span text:style-name="T17">int8_t var1</text:span><text:span text:style-name="T11">) {}</text:span></text:p>
      <text:p text:style-name="P2"/>
      <text:h text:style-name="Heading_20_2" text:outline-level="2">Curly Bracers</text:h>
      <text:p text:style-name="P16"><text:span text:style-name="T17">Place brace under and inline with keywords. </text:span><text:span text:style-name="T18">Also, use an inline comment for the closing curly bracer</text:span><text:span text:style-name="T17">: </text:span></text:p>
      <text:p text:style-name="Preformatted_20_Text">if(condition)</text:p>
      <text:p text:style-name="Preformatted_20_Text">{</text:p>
      <text:p text:style-name="Preformatted_20_Text"><text:s text:c="3"/>...</text:p>
      <text:p text:style-name="Preformatted_20_Text">} //<text:span text:style-name="T17">if</text:span></text:p>
      <text:p text:style-name="Preformatted_20_Text"/>
      <text:p text:style-name="Preformatted_20_Text">while(condition)</text:p>
      <text:p text:style-name="Preformatted_20_Text">{</text:p>
      <text:p text:style-name="Preformatted_20_Text"><text:s text:c="3"/>...</text:p>
      <text:p text:style-name="P4">} //<text:span text:style-name="T17">while</text:span></text:p>
      <text:p text:style-name="P22"/>
      <text:p text:style-name="P22"/>
      <text:h text:style-name="Heading_20_2" text:outline-level="2">Whitespace</text:h>
      <text:p text:style-name="P22">Always layout your source code so that elements that are part of a group go together.</text:p>
      <text:h text:style-name="Heading_20_3" text:outline-level="3">Tab Characters</text:h>
      <text:p text:style-name="P23">Using tabs is fine but please make sure that your tabs are 3 spaces separated. In the Visual Studio Code editor you can set this as follows: </text:p>
      <text:p text:style-name="Preformatted_20_Text"><text:span text:style-name="Source_20_Text">Code-&gt;Preferences-&gt;Settings-&gt;Editor: Tab Size 3</text:span></text:p>
      <text:p text:style-name="P3"/>
      <text:h text:style-name="Heading_20_3" text:outline-level="3">Indentation</text:h>
      <text:p text:style-name="Text_20_body">Always indent within curly braces. Use 3 spaces for each indentation level. </text:p>
      <text:h text:style-name="Heading_20_3" text:outline-level="3">Line Length</text:h>
      <text:p text:style-name="P29">Limit your line length to about 130 characters since long lines make it difficult to read your program code, especially on smaller screens.</text:p>
      <text:h text:style-name="Heading_20_3" text:outline-level="3">Spacing around operators</text:h>
      <text:p text:style-name="P24">Always put spaces before and after binary operators, including <text:span text:style-name="Source_20_Text">&lt;&lt;</text:span> and <text:span text:style-name="Source_20_Text">&gt;&gt;</text:span>. This improves the readability of expressions. For example:</text:p>
      <text:p text:style-name="Preformatted_20_Text">cin &gt;&gt; a;</text:p>
      <text:p text:style-name="Preformatted_20_Text">double c = -a * b + 42 - d / 100;</text:p>
      <text:p text:style-name="P4"><text:soft-page-break/>cout &lt;&lt; c &lt;&lt; endl;</text:p>
      <text:h text:style-name="Heading_20_3" text:outline-level="3">if-else formatting</text:h>
      <text:p text:style-name="Text_20_body">Place brace under keywords. For example:</text:p>
      <text:p text:style-name="Preformatted_20_Text">if(condition) // Optional comment</text:p>
      <text:p text:style-name="Preformatted_20_Text">{</text:p>
      <text:p text:style-name="Preformatted_20_Text"><text:s text:c="3"/>...</text:p>
      <text:p text:style-name="Preformatted_20_Text">} //<text:span text:style-name="T19">if</text:span></text:p>
      <text:p text:style-name="Preformatted_20_Text">else if(condition) // Optional comment</text:p>
      <text:p text:style-name="Preformatted_20_Text">{</text:p>
      <text:p text:style-name="Preformatted_20_Text"><text:s text:c="3"/>...</text:p>
      <text:p text:style-name="Preformatted_20_Text">} //<text:span text:style-name="T19">else if</text:span></text:p>
      <text:p text:style-name="Preformatted_20_Text">else // Optional comment</text:p>
      <text:p text:style-name="Preformatted_20_Text">{</text:p>
      <text:p text:style-name="Preformatted_20_Text"><text:s text:c="4"/>...</text:p>
      <text:p text:style-name="P4">} //<text:span text:style-name="T19">else</text:span></text:p>
      <text:h text:style-name="Heading_20_2" text:outline-level="2">No Magic Numbers<text:bookmark text:name="magicnumbers"/></text:h>
      <text:p text:style-name="Text_20_body">A magic number is a numeric literal that is not defined as a constant. It's magic because no one has a clue what it means after 3 months, including the author. From widespread use, -1, 0, 1, and 2 are not considered magic numbers.</text:p>
      <text:p text:style-name="Text_20_body">Whenever you type a number in your code, use a constant instead to document the number's meaning. In C++, you declare constants, which are variables that cannot change, using the keyword <text:span text:style-name="Source_20_Text">const</text:span>. You may use local constants within functions, member constants declared in a class, or global constants declared outside of any class or function. Also use <text:span text:style-name="Source_20_Text">const</text:span> for arrays of numbers that are read-only.</text:p>
      <text:p text:style-name="P5">const int MY_CONSTANT = 10;<text:line-break/>const int DATA[] = { 10, 20, 30 };</text:p>
      <text:p text:style-name="Text_20_body">Because of their special meaning, write constants in all upper case and use underbars (<text:span text:style-name="Source_20_Text">'_'</text:span>) as separators.</text:p>
      <text:h text:style-name="Heading_20_2" text:outline-level="2">Global Variables</text:h>
      <text:p text:style-name="P25">A global variable is declared outside of any function and can be accessed by any function in a program. Try to avoid using global variables as much as possible.</text:p>
      <text:h text:style-name="Heading_20_2" text:outline-level="2">Sizing Integers</text:h>
      <text:p text:style-name="P26">C++11 introduced a series of fixed width integer types aliases that will give you the number of bits (in multiples of 8) you want. There are both signed and unsigned versions. If you use int16_t for a variable you know it’s 16 bits, regardless of which Arduino is being targeted.</text:p>
      <text:p text:style-name="Preformatted_20_Text">int8_t/uint8_t - a signed/unsigned type that is exactly 8 bits in size.</text:p>
      <text:p text:style-name="Preformatted_20_Text">int16_t/uint16_t - a signed/unsigned type that is exactly 16 bits in size.</text:p>
      <text:p text:style-name="Preformatted_20_Text">int32_t/uint32_t - a signed/unsigned type that is exactly 32 bits in size.</text:p>
      <text:p text:style-name="Preformatted_20_Text">int64_t/uint64_t - a signed/unsigned type that is exactly 64 bits in size.</text:p>
      <text:p text:style-name="Preformatted_20_Text"><text:soft-page-break/></text:p>
      <text:p text:style-name="P26">These are aliases of the underlying types, so on Arduino Uno, int8_t is the same type as a char, and uint16 is the same size as an unsigned int.</text:p>
      <text:h text:style-name="Heading_20_2" text:outline-level="2">Strings</text:h>
      <text:p text:style-name="P47"><text:span text:style-name="T32">Do not use Strings. Use </text:span><text:span text:style-name="T35">const </text:span><text:span text:style-name="T32">char* instead. </text:span><text:span text:style-name="T35">Note that you must use the const keyword to define character arrays. </text:span>The keyword “const” tells the compiler that a variable (or pointer) can not be modified.  However, it is still a variable and depending on how it is used in the code, may or may not consume RAM.  As it turns out, the compiler used by the IDE, avr-gcc, is smart enough to know that a variable with the const modifier can’t be changed within the active program and will try to leave it out of RAM.<text:span text:style-name="T35"> Note that some Arduino libraries do use strings so you <text:s/>cannot completely avoid them, just minimize their use.</text:span></text:p>
      <text:h text:style-name="Heading_20_2" text:outline-level="2"><text:span text:style-name="T23">U</text:span>sing</text:h>
      <text:p text:style-name="P26">There have been a couple of ways to create aliases in C++: The lowly (and dangerous) #define and the less dangerous typedef. The use of typedef is preferred to a #define, but they do have a couple of issues. The first is readability. Consider the following typedef:</text:p>
      <text:p text:style-name="Preformatted_20_Text">typedef void(*fp)(int, const char*);</text:p>
      <text:p text:style-name="P26"/>
      <text:p text:style-name="P26">At first glance, especially if you don’t use C++ a lot, it can be difficult to determine that this is creating an alias, fp, that is a pointer to a function that returns void and takes an int and a string parameter. <text:s/>Now, let’s see the C++11 way:</text:p>
      <text:p text:style-name="Preformatted_20_Text">using fp = void(*)(int, const char*);</text:p>
      <text:p text:style-name="P26"/>
      <text:p text:style-name="P26">We can now see that fp is an alias to something, and it’s a bit easier to determine that it’s a function pointer that it’s an alias of.</text:p>
      <text:p text:style-name="P26"/>
      <text:p text:style-name="P26">The second difference is a bit more esoteric, at least in Arduino programming. Usings can be templatized while typedefs cannot.</text:p>
      <text:h text:style-name="Heading_20_1" text:outline-level="1">CI/<text:span text:style-name="T31">CD </text:span><text:span text:style-name="T32">Automation</text:span></text:h>
      <text:p text:style-name="P44">Continuous Integration/<text:span text:style-name="T31">Continuous Development</text:span> (CI/<text:span text:style-name="T31">CD</text:span>) is the process of <text:span text:style-name="T31">checking in small pits of code as it is completed and </text:span>automating the build and testing of <text:span text:style-name="T31">that </text:span>code every time a team member commits changes to version control. </text:p>
      <text:p text:style-name="P44">Committing code triggers an automated build system to grab the latest code from the shared repository and to build, test, and validate the full master branch (also known as the trunk or main). <text:span text:style-name="T31">We achieve our C</text:span><text:span text:style-name="T32">I/CD goals using Github as our repository, </text:span><text:span text:style-name="T31">Travis CI </text:span><text:span text:style-name="T32">as our automation tool, and </text:span><text:span text:style-name="T31">Doxygen </text:span><text:span text:style-name="T32">as our document generation tool.</text:span></text:p>
      <text:h text:style-name="P32" text:outline-level="2"><text:soft-page-break/>Code Management</text:h>
      <text:p text:style-name="P45">Github branching and release process. Github is the largest open source code management repository in the world.</text:p>
      <text:h text:style-name="Heading_20_2" text:outline-level="2">Automated Integration</text:h>
      <text:p text:style-name="P44"><text:span text:style-name="T32">Travis CI automates our check in process. This process includes automatic unit testing of the code as well as automatic generation of the documentation. Travis CI is tightly integrated with Github. <text:s text:c="2"/></text:span></text:p>
      <text:h text:style-name="Heading_20_2" text:outline-level="2">Code Documentation</text:h>
      <text:p text:style-name="P27"><text:span text:style-name="T21">Code documentation automation is achieved via </text:span><text:span text:style-name="T20">Doxygen, </text:span><text:span text:style-name="T21">which is the de facto standard tool for generating documentation from annotated C++ sources.</text:span></text:p>
      <text:p text:style-name="P24"/>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Helvetica" svg:font-family="Helvetica"/>
    <style:font-face style:name="Menlo" svg:font-family="Menlo, Monaco, 'Courier New',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18T10:58:27.067371163</meta:creation-date>
    <dc:date>2021-03-21T00:02:12.939456698</dc:date>
    <meta:editing-duration>PT3H51M42S</meta:editing-duration>
    <meta:editing-cycles>5</meta:editing-cycles>
    <meta:generator>LibreOffice/7.0.3.1$MacOSX_X86_64 LibreOffice_project/d7547858d014d4cf69878db179d326fc3483e082</meta:generator>
    <meta:document-statistic meta:table-count="0" meta:image-count="0" meta:object-count="0" meta:page-count="7" meta:paragraph-count="156" meta:word-count="1937" meta:character-count="12075" meta:non-whitespace-character-count="10221"/>
  </office:meta>
</office:document-meta>
</file>